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639in" table:align="margins" fo:background-color="transparent">
        <style:background-image/>
      </style:table-properties>
    </style:style>
    <style:style style:name="Table1.A" style:family="table-column">
      <style:table-column-properties style:column-width="7.0639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808080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background-color="#80808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officeooo:rsid="000b5dba" officeooo:paragraph-rsid="000b5dba"/>
    </style:style>
    <style:style style:name="P2" style:family="paragraph" style:parent-style-name="Text_20_body" style:list-style-name="L6">
      <style:paragraph-properties fo:margin-top="0in" fo:margin-bottom="0in" style:contextual-spacing="false"/>
    </style:style>
    <style:style style:name="P3" style:family="paragraph" style:parent-style-name="Text_20_body" style:list-style-name="L6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>
        <style:tab-stops>
          <style:tab-stop style:position="7.0638in"/>
        </style:tab-stops>
      </style:paragraph-properties>
    </style:style>
    <style:style style:name="P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>
        <style:tab-stops>
          <style:tab-stop style:position="7.0638in"/>
        </style:tab-stops>
      </style:paragraph-properties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Instructor:</text:span> Bogdan<text:line-break/><text:span text:style-name="Strong_20_Emphasis">Course:</text:span> English for Beginners (A1 Level)<text:line-break/><text:span text:style-name="Strong_20_Emphasis">Textbook:</text:span> [not used]<text:line-break/><text:span text:style-name="Strong_20_Emphasis">Target Age:</text:span> 6-9 years<text:line-break/><text:span text:style-name="Strong_20_Emphasis">Lesson Duration:</text:span> 60 minutes per day</text:p>
      <text:h text:style-name="Heading_20_3" text:outline-level="3">Weekly Objectives:</text:h>
      <text:list xml:id="list2953956490" text:style-name="L6">
        <text:list-item>
          <text:p text:style-name="P2">Understand what friendship means through simple words and examples. </text:p>
        </text:list-item>
        <text:list-item>
          <text:p text:style-name="P2">Name and talk about different kinds of friends (e.g., school friend, best friend). </text:p>
        </text:list-item>
        <text:list-item>
          <text:p text:style-name="P2">Learn basic words to describe a good friend (e.g., kind, fun, helpful). </text:p>
        </text:list-item>
        <text:list-item>
          <text:p text:style-name="P3">Share ideas about friends through short speaking tasks and simple drawings.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Monday</text:p>
          </table:table-cell>
        </table:table-row>
        <table:table-row>
          <table:table-cell table:style-name="Table1.A2" office:value-type="string">
            <text:h text:style-name="Heading_20_3" text:outline-level="3">Monday – Day 1: What is a Friend? (60 min)</text:h>
            <text:p text:style-name="Text_20_body"><text:span text:style-name="Strong_20_Emphasis">Objective(s):</text:span></text:p>
            <text:list xml:id="list1363895483" text:style-name="L1">
              <text:list-item>
                <text:p text:style-name="P6">Say what a friend is in simple words. </text:p>
              </text:list-item>
              <text:list-item>
                <text:p text:style-name="P6">Name three things that make a good friend (e.g., "A friend helps me"). </text:p>
              </text:list-item>
              <text:list-item>
                <text:p text:style-name="P6">Draw and talk about a friend. </text:p>
                <text:p text:style-name="P6"/>
              </text:list-item>
              <text:list-item>
                <text:p text:style-name="P6"><text:span text:style-name="Strong_20_Emphasis">Warm-up (10 min):</text:span> "Friend High-Five" – Kids pair up, give a high-five, and say one thing they like in a friend (e.g., "I like a friend who plays with me"). </text:p>
              </text:list-item>
              <text:list-item>
                <text:p text:style-name="P6"><text:span text:style-name="Strong_20_Emphasis">Objective Discussion (10 min):</text:span> Teacher asks: "Who is a friend? Why do we like friends?" Shows pictures of kids playing together. </text:p>
              </text:list-item>
              <text:list-item>
                <text:p text:style-name="P6"><text:span text:style-name="Strong_20_Emphasis">Instruct and Model (15 min):</text:span> Teacher explains "A friend is someone who helps you and makes you happy" with a puppet story. Shows words: <text:span text:style-name="Emphasis">kind</text:span>, <text:span text:style-name="Emphasis">fun</text:span>, <text:span text:style-name="Emphasis">helpful</text:span>. </text:p>
              </text:list-item>
              <text:list-item>
                <text:p text:style-name="P6"><text:span text:style-name="Strong_20_Emphasis">Guided Practice (15 min):</text:span> Kids pick three words about friends in pairs and say: "My friend is ___." </text:p>
              </text:list-item>
              <text:list-item>
                <text:p text:style-name="P6"><text:span text:style-name="Strong_20_Emphasis">Independent Practice (10 min):</text:span> Kids draw a friend and say one sentence (e.g., "My friend is fun"). </text:p>
              </text:list-item>
              <text:list-item>
                <text:p text:style-name="P6"><text:span text:style-name="Strong_20_Emphasis">Assessment:</text:span> Teacher checks drawings/sentences during practice. </text:p>
              </text:list-item>
              <text:list-item>
                <text:p text:style-name="P5"><text:span text:style-name="Strong_20_Emphasis">Homework:</text:span> Tell someone: "My friend is ___" (one word).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">Tuesday</text:p>
          </table:table-cell>
        </table:table-row>
        <table:table-row>
          <table:table-cell table:style-name="Table1.A2" office:value-type="string">
            <text:h text:style-name="Heading_20_3" text:outline-level="3">Tuesday – Day 2: Kinds of Friends (60 min)</text:h>
            <text:p text:style-name="Text_20_body"><text:span text:style-name="Strong_20_Emphasis">Objective(s):</text:span></text:p>
            <text:list xml:id="list4043975344" text:style-name="L2">
              <text:list-item>
                <text:p text:style-name="P8">Name three kinds of friends (e.g., school friend, best friend, family friend). </text:p>
              </text:list-item>
              <text:list-item>
                <text:p text:style-name="P8">Match friends to where they meet them (e.g., "school friend – at school"). </text:p>
              </text:list-item>
              <text:list-item>
                <text:p text:style-name="P8">Draw a "Friend Map" with help. </text:p>
                <text:p text:style-name="P8"/>
              </text:list-item>
              <text:list-item>
                <text:p text:style-name="P8"><text:span text:style-name="Strong_20_Emphasis">Warm-up (10 min):</text:span> "Where’s My Friend?" – Kids guess where a friend comes from (e.g., "I play with this friend at school" – "School friend!"). </text:p>
              </text:list-item>
              <text:list-item>
                <text:p text:style-name="P8"><text:span text:style-name="Strong_20_Emphasis">Objective Discussion (10 min):</text:span> Teacher asks: "Do you have friends at school? At home?" <text:soft-page-break/>Shows a chart with "school," "home," "playground." </text:p>
              </text:list-item>
              <text:list-item>
                <text:p text:style-name="P8"><text:span text:style-name="Strong_20_Emphasis">Instruct and Model (15 min):</text:span> Teacher explains types of friends with pictures/toys (e.g., "best friend, school friend"). </text:p>
              </text:list-item>
              <text:list-item>
                <text:p text:style-name="P8"><text:span text:style-name="Strong_20_Emphasis">Guided Practice (15 min):</text:span> Kids make a "Friend Map" in groups (circle with "Me" and lines to friend types). </text:p>
              </text:list-item>
              <text:list-item>
                <text:p text:style-name="P8"><text:span text:style-name="Strong_20_Emphasis">Independent Practice (10 min):</text:span> Kids draw their own "Friend Map" and say one thing (e.g., "My school friend is nice"). </text:p>
              </text:list-item>
              <text:list-item>
                <text:p text:style-name="P8"><text:span text:style-name="Strong_20_Emphasis">Assessment:</text:span> Teacher checks maps/sentences during practice. </text:p>
              </text:list-item>
              <text:list-item>
                <text:p text:style-name="P7"><text:span text:style-name="Strong_20_Emphasis">Homework:</text:span> Add one friend to their "Friend Map" at home.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">Wednesday</text:p>
          </table:table-cell>
        </table:table-row>
        <table:table-row>
          <table:table-cell table:style-name="Table1.A2" office:value-type="string">
            <text:h text:style-name="Heading_20_3" text:outline-level="3">Wednesday – Day 3: Trust is Important (60 min)</text:h>
            <text:p text:style-name="Text_20_body"><text:span text:style-name="Strong_20_Emphasis">Objective(s):</text:span></text:p>
            <text:list xml:id="list4183692550" text:style-name="L3">
              <text:list-item>
                <text:p text:style-name="P10">Say what trust means with a simple example (e.g., "I trust my friend to help me"). </text:p>
              </text:list-item>
              <text:list-item>
                <text:p text:style-name="P10">Act out a short story about trust with a partner. </text:p>
                <text:p text:style-name="P10"/>
              </text:list-item>
              <text:list-item>
                <text:p text:style-name="P10"><text:span text:style-name="Strong_20_Emphasis">Warm-up (10 min):</text:span> "Trust Game" – Kids pair up, one closes eyes, the other guides them (2 steps). They say: "I trust you!" </text:p>
              </text:list-item>
              <text:list-item>
                <text:p text:style-name="P10"><text:span text:style-name="Strong_20_Emphasis">Objective Discussion (10 min):</text:span> Teacher asks: "Do you trust your friend? Why?" Shows a picture of kids sharing a secret. </text:p>
              </text:list-item>
              <text:list-item>
                <text:p text:style-name="P10"><text:span text:style-name="Strong_20_Emphasis">Instruct and Model (15 min):</text:span> Teacher explains "Trust means your friend helps you" with a mini-story (e.g., "My friend didn’t tell my secret"). </text:p>
              </text:list-item>
              <text:list-item>
                <text:p text:style-name="P10"><text:span text:style-name="Strong_20_Emphasis">Guided Practice (15 min):</text:span> Kids act out a scene in pairs (e.g., one "falls," the other "helps") and say: "I trust you!" </text:p>
              </text:list-item>
              <text:list-item>
                <text:p text:style-name="P10"><text:span text:style-name="Strong_20_Emphasis">Independent Practice (10 min):</text:span> Kids draw one thing they trust a friend to do and say it (e.g., "My friend shares with me"). </text:p>
              </text:list-item>
              <text:list-item>
                <text:p text:style-name="P10"><text:span text:style-name="Strong_20_Emphasis">Assessment:</text:span> Teacher watches acting/drawings during practice. </text:p>
              </text:list-item>
              <text:list-item>
                <text:p text:style-name="P9"><text:span text:style-name="Strong_20_Emphasis">Homework:</text:span> Tell someone: "I trust my friend to ___."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">Thursday</text:p>
          </table:table-cell>
        </table:table-row>
        <table:table-row>
          <table:table-cell table:style-name="Table1.A2" office:value-type="string">
            <text:h text:style-name="Heading_20_3" text:outline-level="3">Thursday – Day 4: What Makes a Good Friend? (60 min)</text:h>
            <text:p text:style-name="Text_20_body"><text:span text:style-name="Strong_20_Emphasis">Objective(s):</text:span></text:p>
            <text:list xml:id="list3191829870" text:style-name="L4">
              <text:list-item>
                <text:p text:style-name="P12">Name three things that make a good friend (e.g., kind, funny, shares). </text:p>
              </text:list-item>
              <text:list-item>
                <text:p text:style-name="P12">Make a "Good Friend Star" with words and pictures. </text:p>
                <text:p text:style-name="P12"/>
              </text:list-item>
              <text:list-item>
                <text:p text:style-name="P12"><text:span text:style-name="Strong_20_Emphasis">Warm-up (10 min):</text:span> "Friend Bingo" – Kids mark words like <text:span text:style-name="Emphasis">kind</text:span>, <text:span text:style-name="Emphasis">funny</text:span>, <text:span text:style-name="Emphasis">helps</text:span> on a bingo card as teacher calls them out. </text:p>
              </text:list-item>
              <text:list-item>
                <text:p text:style-name="P12"><text:span text:style-name="Strong_20_Emphasis">Objective Discussion (10 min):</text:span> Teacher asks: "What do you like in a friend?" Shows a star with words like <text:span text:style-name="Emphasis">kind</text:span> and <text:span text:style-name="Emphasis">funny</text:span>. </text:p>
              </text:list-item>
              <text:list-item>
                <text:p text:style-name="P12"><text:span text:style-name="Strong_20_Emphasis">Instruct and Model (15 min):</text:span> Teacher explains "Good friends are kind and help us" and draws a star with examples (e.g., "Funny – tells jokes"). </text:p>
              </text:list-item>
              <text:list-item>
                <text:p text:style-name="P12"><text:span text:style-name="Strong_20_Emphasis">Guided Practice (15 min):</text:span> Kids pick three words in pairs and draw them (e.g., "helps" – hands <text:soft-page-break/>holding). </text:p>
              </text:list-item>
              <text:list-item>
                <text:p text:style-name="P12"><text:span text:style-name="Strong_20_Emphasis">Independent Practice (10 min):</text:span> Kids make their own "Good Friend Star" with three words and drawings. </text:p>
              </text:list-item>
              <text:list-item>
                <text:p text:style-name="P12"><text:span text:style-name="Strong_20_Emphasis">Assessment:</text:span> Teacher checks stars during practice. </text:p>
              </text:list-item>
              <text:list-item>
                <text:p text:style-name="P11"><text:span text:style-name="Strong_20_Emphasis">Homework:</text:span> Show their star to someone and say one word.</text:p>
              </text:list-item>
            </text:list>
          </table:table-cell>
        </table:table-row>
        <table:table-row table:style-name="Table1.1">
          <table:table-cell table:style-name="Table1.A3" office:value-type="string">
            <text:p text:style-name="P1">Friday</text:p>
          </table:table-cell>
        </table:table-row>
        <table:table-row>
          <table:table-cell table:style-name="Table1.A10" office:value-type="string">
            <text:h text:style-name="Heading_20_3" text:outline-level="3">Friday – Day 5: Friendship Fun Day (60 min)</text:h>
            <text:p text:style-name="Text_20_body"><text:span text:style-name="Strong_20_Emphasis">Objective(s):</text:span></text:p>
            <text:list xml:id="list2923542620" text:style-name="L5">
              <text:list-item>
                <text:p text:style-name="P14">Review words and ideas about friends from the week. </text:p>
              </text:list-item>
              <text:list-item>
                <text:p text:style-name="P14">Play a game and share one thing they learned. </text:p>
                <text:p text:style-name="P14"/>
              </text:list-item>
              <text:list-item>
                <text:p text:style-name="P14"><text:span text:style-name="Strong_20_Emphasis">Warm-up (10 min):</text:span> "Friend Match" – Kids match words (e.g., <text:span text:style-name="Emphasis">kind</text:span>) to pictures (e.g., sharing toys) on the board. </text:p>
              </text:list-item>
              <text:list-item>
                <text:p text:style-name="P14"><text:span text:style-name="Strong_20_Emphasis">Objective Discussion (10 min):</text:span> Teacher asks: "What did we learn about friends?" Shows pictures from the week. </text:p>
              </text:list-item>
              <text:list-item>
                <text:p text:style-name="P14"><text:span text:style-name="Strong_20_Emphasis">Instruct and Model (15 min):</text:span> Teacher reviews: "Friends are kind, fun, and we trust them!" Plays "Find a friend who…" game. </text:p>
              </text:list-item>
              <text:list-item>
                <text:p text:style-name="P14"><text:span text:style-name="Strong_20_Emphasis">Guided Practice (15 min):</text:span> Kids play "Friendship Tag" – Teacher says "Find a friend who is kind!" and kids tag someone and say why. </text:p>
              </text:list-item>
              <text:list-item>
                <text:p text:style-name="P14"><text:span text:style-name="Strong_20_Emphasis">Independent Practice (10 min):</text:span> Kids draw one favorite thing about a friend and say: "I like my friend because ___." </text:p>
              </text:list-item>
              <text:list-item>
                <text:p text:style-name="P14"><text:span text:style-name="Strong_20_Emphasis">Assessment:</text:span> Teacher listens to sentences/checks drawings during practice. </text:p>
              </text:list-item>
              <text:list-item>
                <text:p text:style-name="P13"><text:span text:style-name="Strong_20_Emphasis">Homework:</text:span> No homework – enjoy the weekend!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862in" fo:margin-right="0.618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00:44:37.433433966</meta:creation-date>
    <dc:date>2025-04-10T01:00:30.913316472</dc:date>
    <meta:editing-duration>PT5M15S</meta:editing-duration>
    <meta:editing-cycles>1</meta:editing-cycles>
    <meta:document-statistic meta:table-count="1" meta:image-count="0" meta:object-count="0" meta:page-count="3" meta:paragraph-count="73" meta:word-count="896" meta:character-count="5150" meta:non-whitespace-character-count="4317"/>
    <meta:generator>LibreOffice/7.3.7.2$Linux_X86_64 LibreOffice_project/30$Build-2</meta:generator>
  </office:meta>
</office:document-meta>
</file>